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Standard">
      <style:text-properties style:font-name="Rubik"/>
    </style:style>
    <style:style style:name="P2" style:family="paragraph" style:parent-style-name="Standard">
      <style:text-properties style:font-name="Rubik" fo:font-weight="normal" style:font-weight-asian="normal" style:font-weight-complex="normal" loext:padding="0cm" loext:border="none"/>
    </style:style>
    <style:style style:name="P3" style:family="paragraph" style:parent-style-name="Standard">
      <style:text-properties style:font-name="Rubik" fo:font-weight="normal" style:font-weight-asian="normal" style:font-weight-complex="normal" loext:padding="0cm" loext:border="none"/>
    </style:style>
    <style:style style:name="T1" style:family="text">
      <style:text-properties fo:font-weight="normal" style:font-weight-asian="normal" style:font-weight-complex="normal"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innydad — Today at 7:02 PM</text:p>
      <text:p text:style-name="P2">jsuis en train de bidouiller mon système de jeu et je voudrais ton avis (pour t'appâter, ça parle de proba :^p)</text:p>
      <text:p text:style-name="P2"/>
      <text:p text:style-name="P2">concrètement toutes les tâches du jeu, que ce soit fuir, être sneaky, cueillir des champignons ou se battre vont reposer sur le même type de proba avec 2 stats : le seuil et la variation</text:p>
      <text:p text:style-name="P2"/>
      <text:p text:style-name="P2">la variation, c'est à quelle point la plage de probabilités va être étendues (donc à quel point tes chances sont minces)</text:p>
      <text:p text:style-name="P2">le seuil, c'est tes chances d'y arriver, donc l'inverse</text:p>
      <text:p text:style-name="P2"/>
      <text:p text:style-name="P2">concrètement, tu as par exemple </text:p>
      <text:p text:style-name="P2">Taper =&gt; Seuil = 3, Variation = 8 </text:p>
      <text:p text:style-name="P2">Ca veut dire qu'en combat, tu as 3 chances sur 8 de taper ton adversaire</text:p>
      <text:p text:style-name="P2"/>
      <text:p text:style-name="P2">sachant que c'est un genre de jeu de gestion hein, c'est pas aussi mauvais comme stat que dans un Morrowind où t'arrives pas à taper un crabe hein</text:p>
      <text:p text:style-name="P2"/>
      <text:p text:style-name="P2">C'est plutôt genre t'attaques une fois toutes les secondes, le truc à 3 PV, donc avec de la chance, tu le butes en 3 secondes, mais en moyenne, tu vas le buter en 5~6 secondes, et sans chance, tu seras ptèt là 8 secondes voire plus</text:p>
      <text:p text:style-name="P2"/>
      <text:p text:style-name="P2">Je pense faire varier le seuil entre 1 et 5 et la variation entre 6 et 12. </text:p>
      <text:p text:style-name="P2">Comme ça, les trucs invraisemblables t'as 1 chance sur 12 de progresser dans ta tâche (qui risque de pas rester faisable + de 30 secondes, et qui aura + de "1 PV"), alors que les trucs où t'es serein, t'as <text:s/>5/6 ~= 83% de chances (car la poisse arrive)</text:p>
      <text:p text:style-name="P2"/>
      <text:p text:style-name="P2">Du coup t'auras des trucs genre les haches auront beaucoup de variation, mais un bonus de dégâts pour compenser, genre tu tapes pas souvent, mais quand t'y arrives, tu défonces, donc avec de la chance, tu peux tomber un truc que t'aurais pas pu tomber sans bonus de dégât</text:p>
      <text:p text:style-name="P2"/>
      <text:p text:style-name="P2">Qu'en penses tu ? Est-ce mathématiquement aberrant ? xD</text:p>
      <text:p text:style-name="P2">Wazeor — Today at 8:54 PM</text:p>
      <text:p text:style-name="P2">salut 🙂 Ton idée est intéressante mais je ne comprends pas trop l'idée de mettre des chiffres là-dedans.</text:p>
      <text:p text:style-name="P2">Tu devras le faire derrière en programmation mais pk ne pas juste dire "low / medium /high" ou un truc du genre quand tu parles des probas ?</text:p>
      <text:p text:style-name="P2">si tu veux les concepts que tu parles c'est plus en statistique que l'on utilise. </text:p>
      <text:p text:style-name="P2">-&gt; Tu as la fréquence qui est en moyenne cb de fois tu vas tomber juste</text:p>
      <text:p text:style-name="P2">-&gt; L'écart-type qui est la plage de est-ce que tu tombes souvent sur la fréquence ou est-ce que tu peux avoir bcp de bol ou bcp de pas de bol </text:p>
      <text:p text:style-name="P2">Prinnydad — Today at 8:56 PM</text:p>
      <text:p text:style-name="P2">l'idée est d'avoir un système de stat transparent qui marche pour tout et n'importe quoi et qui soit à la main du joueur. "Est-ce que tu augmentes ta fréquence de réussite de cueillette au prix de ta fréquence de réussite de fuite ?", ce genre de truc</text:p>
      <text:p text:style-name="P2">j'ai des souvenirs de ces notions, merci d'avoir remis des mots dessus haha</text:p>
      <text:p text:style-name="P2">Wazeor — Today at 8:56 PM</text:p>
      <text:p text:style-name="P2">ok dans ce cas-là je pense que en effet ton idée de "seuil" et "variation" sont surement très intuitif par rapport à ça</text:p>
      <text:p text:style-name="P2"><text:soft-page-break/>Mais perso je trouve que tu devrais changer les mots xD</text:p>
      <text:p text:style-name="P2">Prinnydad — Today at 8:57 PM</text:p>
      <text:p text:style-name="P2">xD c'est prévu, c'est un early proto</text:p>
      <text:p text:style-name="P2">Wazeor — Today at 8:58 PM</text:p>
      <text:p text:style-name="P2">genre 2/4 et 4/8 ont la même proba de tomber mais 4/8 à genre plus de change de faire soit de la merde, soit du très bon</text:p>
      <text:p text:style-name="P2">du coup tu as cette notion d'écart-type qui te dit si tu peux bcp dévier ou non</text:p>
      <text:p text:style-name="P2">Prinnydad — Today at 8:59 PM</text:p>
      <text:p text:style-name="P2">dans l'idée, je veux un système avec 4 "tranches" de stats : </text:p>
      <text:p text:style-name="P2">Echec, Compromis, Réussite, Super réussite </text:p>
      <text:p text:style-name="P2">Genre </text:p>
      <text:p text:style-name="P2">De 1 à 6 : Rien ne se passe, tu perds ton round à ne rien faire (un round = 1 seconde, rien de grave)</text:p>
      <text:p text:style-name="P2">7 à 9 : Tu ne blesses pas, mais tu mets un stack de débuff (genre 1 stack de poison, au bout de 3, la cible est empoisonnée)</text:p>
      <text:p text:style-name="P2">10+ : Tu réussis ton action, tu blesses et met un stack de débuff </text:p>
      <text:p text:style-name="P2">12 : Tu doubles tes dégâts + un stack de débuff ou 2, selon l'arme</text:p>
      <text:p text:style-name="P2">et justement je compte avoir des trucs qui feront de grosses variations pour gros gains, genre une hache avec 2 chances sur 12 de réussir, mais 1 réussite == 3 réussite avec</text:p>
      <text:p text:style-name="P2">et de pouvoir avoir 2 équipements principaux entre lesquels tu peux switcher pour avoir genre une arme fiable mais peu forte pour les trash mobs et une arme forte mais peu fiable quand l'ennemi a de la défense (car l'arme fiable est trop faible pour blesser significativement)</text:p>
      <text:p text:style-name="P2">et l'idée c'est que ça sert à tout type de tâche</text:p>
      <text:p text:style-name="P2">genre monter une falaise, c'est X/Y chances de faire 1 réussite, au bout de 3 tu es en haut, mais au bout de Z secondes, tu tombes et te blesse si t'es pas déjà en haut</text:p>
      <text:p text:style-name="P2">ou tu trais une vache, c'est X/Y chances de tirer une quantité significative de lait, mais au bout de 3 échecs, tu te prends une corne ou un sabot dans la tête et la bestiole t'aime moins</text:p>
      <text:p text:style-name="P2">l'idée c'est de pouvoir faire un jeu où tout est traité de la même manière pour pouvoir varier les choses. Ya pas de powercreep si tu as que de l'armure et que d'un coup, tu tombes sur un spectre qui te fait trop peur pour que tu l'approches. Il te faut un stuff anti peur, pas anti dégâts</text:p>
      <text:p text:style-name="P2">Wazeor — Today at 9:25 PM</text:p>
      <text:p text:style-name="P2">ok ok je vois</text:p>
      <text:p text:style-name="P2">c'est une bonne idée de <text:s/>départ 🙂</text:p>
      <text:p text:style-name="P2">Prinnydad — Today at 9:26 PM</text:p>
      <text:p text:style-name="P2">Cool 🙂 Et c'est pas mathématiquement aberrant ? :d</text:p>
      <text:p text:style-name="P2">Wazeor — Today at 9:26 PM</text:p>
      <text:p text:style-name="P2">nan nan c'est assez simple à réaliser, c'est l'équilibrage qui va être galère :p</text:p>
      <text:p text:style-name="P2">En soit c'est juste une proba genre 2 / 6, niveau math tu devrais t'en sortir</text:p>
      <text:p text:style-name="P2">Prinnydad — Today at 9:27 PM</text:p>
      <text:p text:style-name="P2">arf ça après c'est le fun aussi :d puis jcompte faire un jeu plus fun que balanced, c'est du solo, si tu le casses, c'est une manière de s'amuser aussi</text:p>
      <text:p text:style-name="P2">bah c'est ce que je me dis</text:p>
      <text:p text:style-name="P2">comme ça c'est clair pour le joueur comme pour moi tu vois</text:p>
      <text:p text:style-name="P2">Wazeor — Today at 9:27 PM</text:p>
      <text:p text:style-name="P2">et en vrai comme je t'ai dis c'est des maths très intuitifs ça devrait pas (trop) rebuter les non matheux 😉</text:p>
      <text:p text:style-name="P2">Prinnydad — Today at 9:28 PM</text:p>
      <text:p text:style-name="P2"><text:soft-page-break/>bah c'est ce qu'il me semblait, mais jsuis content d'avoir l'avis du matheux en chef :^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ubik" svg:font-family="Rubik" style:font-pitch="variable"/>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24T21:28:45.852000000</dc:date>
    <meta:editing-duration>PT2M46S</meta:editing-duration>
    <meta:editing-cycles>4</meta:editing-cycles>
    <meta:generator>LibreOffice/7.3.3.2$Windows_X86_64 LibreOffice_project/d1d0ea68f081ee2800a922cac8f79445e4603348</meta:generator>
    <meta:document-statistic meta:table-count="0" meta:image-count="0" meta:object-count="0" meta:page-count="3" meta:paragraph-count="61" meta:word-count="1086" meta:character-count="5550" meta:non-whitespace-character-count="4501"/>
  </office:meta>
</office:document-meta>
</file>